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1650154698" text:style-name="L1">
        <text:list-item>
          <text:p text:style-name="P3">Campañas de publicidad en medios televisivos, radiales y en afiches en la vía pública.</text:p>
        </text:list-item>
        <text:list-item>
          <text:p text:style-name="P3">Desarrollo de un programa web, que permita la suscripción al servicio. </text:p>
        </text:list-item>
        <text:list-item>
          <text:p text:style-name="P3">Desarrollo de un programa, que permita <text:s/>analizar todo lo consumido por cada cliente y, en función del consumo, aplique una fórmula tabulada y fija que determine el monto que dicho cliente deberá pagar mensualmente durante 12 meses.</text:p>
        </text:list-item>
        <text:list-item>
          <text:p text:style-name="P3">Una línea 0800 para consultas de cualquier tipo durante el período de campaña publicitaria y suscripción.</text:p>
          <text:p text:style-name="P3"/>
        </text:list-item>
      </text:list>
      <text:p text:style-name="P1">Limitaciones del proyecto</text:p>
      <text:list xml:id="list710097532" text:style-name="L2">
        <text:list-item>
          <text:p text:style-name="P4">La publicidad durará dos semanas y luego comenzará el período de suscripción al servicio vía el programa web. </text:p>
        </text:list-item>
        <text:list-item>
          <text:p text:style-name="P4">El último día en que se puede admitir a un suscriptor será 7 días corridos antes del comienzo del año lectivo.</text:p>
        </text:list-item>
        <text:list-item>
          <text:p text:style-name="P4"><office:annotation><dc:creator>Veronica B.</dc:creator><dc:date>2011-08-22T16:34:53</dc:date><text:p text:style-name="P8"><text:span text:style-name="T1">Bueno esto no se si es necesario.</text:span></text:p></office:annotation>Los clientes tendrán un período de 30 días corridos a partir de la suscripción para realizar las compras. Vencido ese período, dejará de ser un suscriptor y no podrá seguir utilizando el servicio.</text:p>
        </text:list-item>
      </text:list>
      <text:p text:style-name="P1"/>
      <text:p text:style-name="P1">Hipótesis y Supuestos</text:p>
      <text:list xml:id="list1788109507" text:style-name="L3">
        <text:list-item>
          <text:p text:style-name="P5">Los programas serán administrados por personal del banco. No se necesita contratar mas personal.</text:p>
        </text:list-item>
        <text:list-item>
          <text:p text:style-name="P5">Se brindará una capacitación de dos días para los empleados encargados de administrar y utilizar los programas desarrollados; así como también a los encargados de <text:s/>atender la linea 0800.</text:p>
        </text:list-item>
        <text:list-item>
          <text:p text:style-name="P6">El Banco Oasys cuenta con salas para realizar las distintas capacitaciones.</text:p>
        </text:list-item>
        <text:list-item>
          <text:p text:style-name="P6">El envío de la tarjeta, la firma del contrato y la apertura de la cuenta la realiza el banco.</text:p>
        </text:list-item>
        <text:list-item>
          <text:p text:style-name="P6">El Banco Oasys posee una sala de call center disponible.</text:p>
        </text:list-item>
      </text:list>
      <text:list xml:id="list2063798849" text:style-name="L4">
        <text:list-item>
          <text:p text:style-name="P7">El Banco Oasys brinda el personal para ubicar en el sector de call center, es decir no es necesario contratar mas personal.</text:p>
          <text:p text:style-name="P7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2T18:28:33</dc:date>
    <meta:editing-duration>PT00H54M03S</meta:editing-duration>
    <meta:editing-cycles>21</meta:editing-cycles>
    <meta:generator>OpenOffice.org/3.2$Linux OpenOffice.org_project/320m12$Build-9483</meta:generator>
    <dc:creator>guido </dc:creator>
    <meta:document-statistic meta:table-count="0" meta:image-count="0" meta:object-count="0" meta:page-count="1" meta:paragraph-count="19" meta:word-count="316" meta:character-count="1859"/>
  </office:meta>
</office:document-meta>
</file>